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standard">
      <style:graphic-properties draw:stroke="none" svg:stroke-color="#000000" draw:fill="none" draw:fill-color="#ffffff" fo:min-height="0.864cm"/>
    </style:style>
    <style:style style:name="gr6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10.748cm" svg:height="1.778cm" svg:x="9.866cm" svg:y="0.249cm">
          <text:p text:style-name="P1">Upload capture file and SSI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7" draw:layer="layout" svg:width="7.75cm" svg:height="1.778cm" svg:x="6.705cm" svg:y="17.833cm">
          <text:p text:style-name="P1">Send START reques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" draw:layer="layout" svg:width="6.715cm" svg:height="1.778cm" svg:x="11.883cm" svg:y="3.135cm">
          <text:p text:style-name="P1">Add job to queu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9.219cm" svg:height="1.602cm" svg:x="8.35cm" svg:y="12.098cm">
          <text:p text:style-name="P1">Check worker node stat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6" draw:layer="layout" svg:width="1.905cm" svg:height="1.905cm" svg:x="11.969cm" svg:y="14.9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3" draw:layer="layout" svg:width="10.574cm" svg:height="1.778cm" svg:x="9.953cm" svg:y="5.979cm">
          <text:p text:style-name="P1">Check for other jobs in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4" draw:layer="layout" svg:width="1.905cm" svg:height="1.905cm" svg:x="14.288cm" svg:y="8.9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8" draw:layer="layout" svg:width="5.436cm" svg:height="1.778cm" svg:x="7.879cm" svg:y="20.812cm">
          <text:p text:style-name="P1">Query worker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9" draw:layer="layout" svg:width="1.905cm" svg:height="1.905cm" svg:x="9.635cm" svg:y="24.2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10" draw:layer="layout" svg:width="7.89cm" svg:height="1.778cm" svg:x="2.795cm" svg:y="27.035cm">
          <text:p text:style-name="P1">Tell all workers to s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1" draw:layer="layout" svg:width="8.179cm" svg:height="1.778cm" svg:x="2.686cm" svg:y="30.371cm">
          <text:p text:style-name="P1">Read solution from f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2" draw:layer="layout" svg:width="7.667cm" svg:height="1.778cm" svg:x="11.407cm" svg:y="33.559cm">
          <text:p text:style-name="P1">Record job end ti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3" draw:layer="layout" svg:width="5.715cm" svg:height="1.778cm" svg:x="12.383cm" svg:y="36.227cm">
          <text:p text:style-name="P1">Display resul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5.24cm" svg:y1="2.027cm" svg:x2="15.24cm" svg:y2="3.135cm" draw:start-shape="id1" draw:start-glue-point="2" draw:end-shape="id2" draw:end-glue-point="0" svg:d="m15240 2027v1108">
          <text:p/>
        </draw:connector>
        <draw:connector draw:style-name="gr3" draw:text-style-name="P1" draw:layer="layout" draw:type="line" svg:x1="15.24cm" svg:y1="4.913cm" svg:x2="15.24cm" svg:y2="5.979cm" draw:start-shape="id2" draw:start-glue-point="2" draw:end-shape="id3" draw:end-glue-point="0" svg:d="m15240 4913v1066">
          <text:p/>
        </draw:connector>
        <draw:connector draw:style-name="gr3" draw:text-style-name="P1" draw:layer="layout" svg:x1="15.24cm" svg:y1="7.757cm" svg:x2="15.241cm" svg:y2="8.966cm" draw:start-shape="id3" draw:start-glue-point="2" draw:end-shape="id4" draw:end-glue-point="4" svg:d="m15240 7757v605h1v604">
          <text:p/>
        </draw:connector>
        <draw:connector draw:style-name="gr3" draw:text-style-name="P1" draw:layer="layout" svg:x1="14.288cm" svg:y1="9.919cm" svg:x2="12.959cm" svg:y2="12.098cm" draw:start-shape="id4" draw:start-glue-point="5" draw:end-shape="id5" draw:end-glue-point="0" svg:d="m14288 9919h-1329v2179">
          <text:p/>
        </draw:connector>
        <draw:connector draw:style-name="gr3" draw:text-style-name="P1" draw:layer="layout" svg:x1="11.969cm" svg:y1="15.935cm" svg:x2="10.58cm" svg:y2="17.833cm" draw:start-shape="id6" draw:start-glue-point="5" draw:end-shape="id7" draw:end-glue-point="0" svg:d="m11969 15935h-1389v1898">
          <text:p/>
        </draw:connector>
        <draw:connector draw:style-name="gr3" draw:text-style-name="P1" draw:layer="layout" svg:x1="10.597cm" svg:y1="22.59cm" svg:x2="10.588cm" svg:y2="24.222cm" draw:start-shape="id8" draw:start-glue-point="2" draw:end-shape="id9" draw:end-glue-point="4" svg:d="m10597 22590v816h-9v816">
          <text:p/>
        </draw:connector>
        <draw:connector draw:style-name="gr3" draw:text-style-name="P1" draw:layer="layout" svg:x1="9.635cm" svg:y1="25.175cm" svg:x2="6.74cm" svg:y2="27.035cm" draw:start-shape="id9" draw:start-glue-point="5" draw:end-shape="id10" svg:d="m9635 25175h-2895v1860">
          <text:p/>
        </draw:connector>
        <draw:connector draw:style-name="gr3" draw:text-style-name="P1" draw:layer="layout" draw:line-skew="0.363cm" svg:x1="16.193cm" svg:y1="9.919cm" svg:x2="20.527cm" svg:y2="6.868cm" draw:start-shape="id4" draw:start-glue-point="7" draw:end-shape="id3" draw:end-glue-point="1" svg:d="m16193 9919h5224v-3051h-890">
          <text:p/>
        </draw:connector>
        <draw:connector draw:style-name="gr3" draw:text-style-name="P1" draw:layer="layout" draw:line-skew="0.769cm" svg:x1="13.874cm" svg:y1="15.935cm" svg:x2="17.569cm" svg:y2="12.899cm" draw:start-shape="id6" draw:start-glue-point="7" draw:end-shape="id5" draw:end-glue-point="1" svg:d="m13874 15935h4990v-3036h-1295">
          <text:p/>
        </draw:connector>
        <draw:connector draw:style-name="gr3" draw:text-style-name="P1" draw:layer="layout" svg:x1="6.775cm" svg:y1="32.149cm" svg:x2="15.24cm" svg:y2="33.559cm" draw:start-shape="id11" draw:start-glue-point="2" draw:end-shape="id12" svg:d="m6775 32149v706h8465v704">
          <text:p/>
        </draw:connector>
        <draw:connector draw:style-name="gr3" draw:text-style-name="P1" draw:layer="layout" svg:x1="15.24cm" svg:y1="35.337cm" svg:x2="15.24cm" svg:y2="36.227cm" draw:start-shape="id12" draw:start-glue-point="2" draw:end-shape="id13" draw:end-glue-point="0" svg:d="m15240 35337v890">
          <text:p/>
        </draw:connector>
        <draw:frame draw:style-name="gr4" draw:layer="layout" svg:width="5.268cm" svg:height="1.27cm" svg:x="21.382cm" svg:y="9.4cm">
          <draw:text-box>
            <text:p>Jobs pending</text:p>
          </draw:text-box>
        </draw:frame>
        <draw:frame draw:style-name="gr5" draw:text-style-name="P1" draw:layer="layout" svg:width="6.548cm" svg:height="1.114cm" svg:x="6.69cm" svg:y="9.4cm">
          <draw:text-box>
            <text:p text:style-name="P1">No jobs pending</text:p>
          </draw:text-box>
        </draw:frame>
        <draw:frame draw:style-name="gr6" draw:layer="layout" svg:width="3.81cm" svg:height="1.038cm" svg:x="18.816cm" svg:y="15.455cm">
          <draw:text-box>
            <text:p>Not ready</text:p>
          </draw:text-box>
        </draw:frame>
        <draw:frame draw:style-name="gr6" draw:layer="layout" svg:width="2.962cm" svg:height="1.038cm" svg:x="7.925cm" svg:y="15.405cm">
          <draw:text-box>
            <text:p>Ready</text:p>
          </draw:text-box>
        </draw:frame>
        <draw:frame draw:style-name="gr6" draw:layer="layout" svg:width="6.72cm" svg:height="1.038cm" svg:x="15.35cm" svg:y="24.702cm">
          <draw:text-box>
            <text:p>No solution found</text:p>
          </draw:text-box>
        </draw:frame>
        <draw:frame draw:style-name="gr6" draw:layer="layout" svg:width="5.838cm" svg:height="1.038cm" svg:x="1.217cm" svg:y="24.644cm">
          <draw:text-box>
            <text:p>Solution found</text:p>
          </draw:text-box>
        </draw:frame>
        <draw:connector draw:style-name="gr3" draw:text-style-name="P1" draw:layer="layout" svg:x1="11.54cm" svg:y1="25.175cm" svg:x2="15.24cm" svg:y2="33.559cm" draw:start-shape="id9" draw:start-glue-point="7" draw:end-shape="id12" draw:end-glue-point="0" svg:d="m11540 25175h3700v8384">
          <text:p/>
        </draw:connector>
        <draw:connector draw:style-name="gr3" draw:text-style-name="P1" draw:layer="layout" draw:type="line" svg:x1="6.74cm" svg:y1="28.813cm" svg:x2="6.775cm" svg:y2="30.371cm" draw:start-shape="id10" draw:start-glue-point="2" draw:end-shape="id11" draw:end-glue-point="0" svg:d="m6740 28813 35 1558">
          <text:p/>
        </draw:connector>
        <draw:connector draw:style-name="gr3" draw:text-style-name="P1" draw:layer="layout" draw:type="line" svg:x1="10.58cm" svg:y1="19.611cm" svg:x2="10.597cm" svg:y2="20.812cm" draw:start-shape="id7" draw:start-glue-point="2" draw:end-shape="id8" draw:end-glue-point="0" svg:d="m10580 19611 17 1201">
          <text:p/>
        </draw:connector>
        <draw:connector draw:style-name="gr3" draw:text-style-name="P1" draw:layer="layout" draw:type="line" svg:x1="12.959cm" svg:y1="13.7cm" svg:x2="12.922cm" svg:y2="14.982cm" draw:start-shape="id5" draw:start-glue-point="2" draw:end-shape="id6" draw:end-glue-point="4" svg:d="m12959 13700-37 128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bold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48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yan </meta:initial-creator>
    <meta:creation-date>2011-05-01T15:22:53</meta:creation-date>
    <meta:generator>OpenOffice.org/3.2$Linux OpenOffice.org_project/320m19$Build-9505</meta:generator>
    <dc:date>2011-05-03T10:47:57</dc:date>
    <dc:creator>Ryan </dc:creator>
    <meta:editing-duration>PT04H07M21S</meta:editing-duration>
    <meta:editing-cycles>50</meta:editing-cycles>
    <meta:document-statistic meta:object-count="34"/>
  </office:meta>
</office:document-meta>
</file>